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 fo:font-weight="bold" officeooo:rsid="001085e7" officeooo:paragraph-rsid="001085e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1085e7" officeooo:paragraph-rsid="001085e7"/>
    </style:style>
    <style:style style:name="P3" style:family="paragraph" style:parent-style-name="Standard">
      <style:paragraph-properties fo:text-align="start" style:justify-single-word="false">
        <style:tab-stops>
          <style:tab-stop style:position="1.296cm"/>
          <style:tab-stop style:position="3.413cm"/>
        </style:tab-stops>
      </style:paragraph-properties>
      <style:text-properties style:font-name="Liberation Serif" officeooo:rsid="001085e7" officeooo:paragraph-rsid="001085e7"/>
    </style:style>
    <style:style style:name="P4" style:family="paragraph" style:parent-style-name="Standard">
      <style:paragraph-properties fo:text-align="start" style:justify-single-word="false">
        <style:tab-stops>
          <style:tab-stop style:position="1.296cm"/>
          <style:tab-stop style:position="2.99cm"/>
        </style:tab-stops>
      </style:paragraph-properties>
      <style:text-properties style:font-name="Liberation Serif" officeooo:rsid="001085e7" officeooo:paragraph-rsid="001085e7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65827" officeooo:paragraph-rsid="0016582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165827" officeooo:paragraph-rsid="00165827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1.296cm"/>
          <style:tab-stop style:position="2.99cm"/>
        </style:tab-stops>
      </style:paragraph-properties>
      <style:text-properties style:font-name="Liberation Serif" officeooo:rsid="00165827" officeooo:paragraph-rsid="00165827"/>
    </style:style>
    <style:style style:name="P8" style:family="paragraph" style:parent-style-name="Standard">
      <style:paragraph-properties fo:text-align="start" style:justify-single-word="false">
        <style:tab-stops>
          <style:tab-stop style:position="1.296cm"/>
          <style:tab-stop style:position="2.99cm"/>
        </style:tab-stops>
      </style:paragraph-properties>
      <style:text-properties style:font-name="Liberation Serif" officeooo:rsid="00165827" officeooo:paragraph-rsid="001a5ca5"/>
    </style:style>
    <style:style style:name="P9" style:family="paragraph" style:parent-style-name="Standard">
      <style:paragraph-properties fo:text-align="start" style:justify-single-word="false">
        <style:tab-stops>
          <style:tab-stop style:position="1.296cm"/>
          <style:tab-stop style:position="2.99cm"/>
        </style:tab-stops>
      </style:paragraph-properties>
      <style:text-properties style:font-name="Liberation Serif" officeooo:rsid="0018f72d" officeooo:paragraph-rsid="0018f72d"/>
    </style:style>
    <style:style style:name="P10" style:family="paragraph" style:parent-style-name="Standard">
      <style:paragraph-properties fo:text-align="start" style:justify-single-word="false">
        <style:tab-stops>
          <style:tab-stop style:position="1.296cm"/>
          <style:tab-stop style:position="2.99cm"/>
          <style:tab-stop style:position="7.805cm"/>
        </style:tab-stops>
      </style:paragraph-properties>
      <style:text-properties style:font-name="Liberation Serif" officeooo:rsid="0018f72d" officeooo:paragraph-rsid="0018f72d"/>
    </style:style>
    <style:style style:name="P11" style:family="paragraph" style:parent-style-name="Standard">
      <style:paragraph-properties fo:text-align="start" style:justify-single-word="false">
        <style:tab-stops>
          <style:tab-stop style:position="1.296cm"/>
          <style:tab-stop style:position="2.99cm"/>
          <style:tab-stop style:position="7.805cm"/>
        </style:tab-stops>
      </style:paragraph-properties>
      <style:text-properties style:font-name="Liberation Serif" officeooo:rsid="001a5ca5" officeooo:paragraph-rsid="001a5ca5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officeooo:rsid="00165827" officeooo:paragraph-rsid="00165827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officeooo:rsid="000e381f" officeooo:paragraph-rsid="0014d517" style:font-size-asian="14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0e381f" officeooo:paragraph-rsid="0014d517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0e381f" officeooo:paragraph-rsid="0014d517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text-align="start" style:justify-single-word="false">
        <style:tab-stops>
          <style:tab-stop style:position="1.296cm"/>
          <style:tab-stop style:position="2.99cm"/>
        </style:tab-stops>
      </style:paragraph-properties>
      <style:text-properties style:font-name="Liberation Serif" officeooo:rsid="0018f72d" officeooo:paragraph-rsid="0018f72d"/>
    </style:style>
    <style:style style:name="P17" style:family="paragraph" style:parent-style-name="Standard" style:list-style-name="L1">
      <style:paragraph-properties fo:text-align="start" style:justify-single-word="false">
        <style:tab-stops>
          <style:tab-stop style:position="1.296cm"/>
          <style:tab-stop style:position="2.99cm"/>
          <style:tab-stop style:position="7.805cm"/>
        </style:tab-stops>
      </style:paragraph-properties>
      <style:text-properties style:font-name="Liberation Serif" officeooo:rsid="0018f72d" officeooo:paragraph-rsid="0018f72d"/>
    </style:style>
    <style:style style:name="P18" style:family="paragraph" style:parent-style-name="Standard" style:list-style-name="L2">
      <style:paragraph-properties fo:text-align="start" style:justify-single-word="false">
        <style:tab-stops>
          <style:tab-stop style:position="1.296cm"/>
          <style:tab-stop style:position="2.99cm"/>
          <style:tab-stop style:position="7.805cm"/>
        </style:tab-stops>
      </style:paragraph-properties>
      <style:text-properties style:font-name="Liberation Serif" officeooo:rsid="0018f72d" officeooo:paragraph-rsid="0018f72d"/>
    </style:style>
    <style:style style:name="P19" style:family="paragraph" style:parent-style-name="Standard">
      <style:paragraph-properties fo:text-align="start" style:justify-single-word="false">
        <style:tab-stops>
          <style:tab-stop style:position="1.296cm"/>
          <style:tab-stop style:position="2.99cm"/>
          <style:tab-stop style:position="7.805cm"/>
        </style:tab-stops>
      </style:paragraph-properties>
      <style:text-properties style:font-name="Liberation Serif" officeooo:rsid="0018f72d" officeooo:paragraph-rsid="0018f72d"/>
    </style:style>
    <style:style style:name="P20" style:family="paragraph" style:parent-style-name="Standard" style:list-style-name="L3">
      <style:paragraph-properties fo:text-align="start" style:justify-single-word="false">
        <style:tab-stops>
          <style:tab-stop style:position="1.296cm"/>
          <style:tab-stop style:position="2.99cm"/>
          <style:tab-stop style:position="7.805cm"/>
        </style:tab-stops>
      </style:paragraph-properties>
      <style:text-properties style:font-name="Liberation Serif" officeooo:rsid="001b1cf4" officeooo:paragraph-rsid="001b1cf4"/>
    </style:style>
    <style:style style:name="P21" style:family="paragraph" style:parent-style-name="Standard">
      <style:paragraph-properties fo:text-align="start" style:justify-single-word="false">
        <style:tab-stops>
          <style:tab-stop style:position="1.296cm"/>
          <style:tab-stop style:position="2.99cm"/>
          <style:tab-stop style:position="7.805cm"/>
        </style:tab-stops>
      </style:paragraph-properties>
      <style:text-properties style:font-name="Liberation Serif" officeooo:rsid="001dc877" officeooo:paragraph-rsid="001dc877"/>
    </style:style>
    <style:style style:name="P22" style:family="paragraph" style:parent-style-name="Standard" style:list-style-name="L4">
      <style:paragraph-properties fo:text-align="start" style:justify-single-word="false">
        <style:tab-stops>
          <style:tab-stop style:position="1.296cm"/>
          <style:tab-stop style:position="2.99cm"/>
          <style:tab-stop style:position="7.805cm"/>
        </style:tab-stops>
      </style:paragraph-properties>
      <style:text-properties style:font-name="Liberation Serif" officeooo:rsid="001dc877" officeooo:paragraph-rsid="001dc877"/>
    </style:style>
    <style:style style:name="T1" style:family="text">
      <style:text-properties officeooo:rsid="00165827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7c4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5ca5" style:font-weight-asian="bold" style:font-weight-complex="bold"/>
    </style:style>
    <style:style style:name="T6" style:family="text">
      <style:text-properties officeooo:rsid="001b1cf4"/>
    </style:style>
    <style:style style:name="T7" style:family="text">
      <style:text-properties officeooo:rsid="001f18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T 8</text:p>
      <text:p text:style-name="P13"/>
      <text:p text:style-name="P15">PRÁCTICA <text:span text:style-name="T1">2</text:span></text:p>
      <text:p text:style-name="P2"/>
      <text:p text:style-name="P12">CONFIGURAR VIRTUALBOX:</text:p>
      <text:p text:style-name="P6"/>
      <text:p text:style-name="P5">DESCRIPCIÓN:</text:p>
      <text:p text:style-name="P5"/>
      <text:p text:style-name="P6"><text:tab/><text:span text:style-name="T2">¿Qué configuro?</text:span></text:p>
      <text:p text:style-name="P3"/>
      <text:p text:style-name="P4"><text:tab/><text:tab/>-<text:span text:style-name="T1">Entorno: Ubicación de las máquinas virtuales, parámetros de funcionamiento,…</text:span></text:p>
      <text:p text:style-name="P4"/>
      <text:p text:style-name="P7">PASO 1: Arrancar VM Box. (Insertar icono en el escritorio).</text:p>
      <text:p text:style-name="P8">PASO 2:</text:p>
      <text:p text:style-name="P8"><text:span text:style-name="T5">A) </text:span><text:span text:style-name="T4">CONFIGURACIÓN DEL ENTORNO:</text:span> Me dirijo al apartado archivo, en el accedo a:</text:p>
      <text:p text:style-name="P7"><text:tab/>Preferencias<text:span text:style-name="T3">&gt;General</text:span></text:p>
      <text:p text:style-name="P7"><text:tab/><text:tab/><text:span text:style-name="T3">Windows carpeta por defecto: </text:span><text:a xlink:type="simple" xlink:href="../../../../../../../C://NOMBRE_USUARIO/VirtualBox" text:style-name="Internet_20_link" text:visited-style-name="Visited_20_Internet_20_Link"><text:span text:style-name="T3">C://NOMBRE-USUARIO/VirtualBox</text:span></text:a><text:span text:style-name="T3"> Mvs</text:span></text:p>
      <text:p text:style-name="P7"><text:tab/><text:tab/><text:span text:style-name="T3">Linux carpeta por defecto: /home/manana/VirtualBox Vms</text:span></text:p>
      <text:p text:style-name="P9"><text:tab/><text:tab/>*Aconsejable tener una partición para Windows SO y una partición para datos.*</text:p>
      <text:p text:style-name="P9"><text:tab/><text:tab/><text:tab/><text:tab/>En WINDOWS:</text:p>
      <text:list xml:id="list1581825998" text:style-name="L1">
        <text:list-item>
          <text:p text:style-name="P16">El SO se identifica con C:</text:p>
        </text:list-item>
        <text:list-item>
          <text:p text:style-name="P17">Partición de datos se identifica con D:</text:p>
        </text:list-item>
      </text:list>
      <text:p text:style-name="P10"/>
      <text:p text:style-name="P10">NOTA: A: y B: se utilizan para disqueteras</text:p>
      <text:list xml:id="list3867583716" text:style-name="L2">
        <text:list-item>
          <text:p text:style-name="P18">En Windows es aconsejable trabajar sobre D:/Mv</text:p>
        </text:list-item>
      </text:list>
      <text:p text:style-name="P10"/>
      <text:p text:style-name="P11"><text:span text:style-name="T4">B) IDIOMA:</text:span> ESPAÑOL (Se asigna por defecto al idioma del SO).</text:p>
      <text:p text:style-name="P11"/>
      <text:p text:style-name="P11">C) Comprobar la Extension Pack instalada (Oracle VM VirtualB<text:span text:style-name="T6">o</text:span>x Extension Pack): <text:span text:style-name="T6">Debe ir en relación con la versión de VirtualBox que tenemos.</text:span></text:p>
      <text:list xml:id="list3270308033" text:style-name="L3">
        <text:list-item>
          <text:p text:style-name="P20">Para comprobarlo me dirijo a Ayuda&gt;Acerca de Virtual Box.</text:p>
          <text:list>
            <text:list-item>
              <text:p text:style-name="P20">En este caso es la versión 5.2.32 la cual coincide con la versión del Extension Pack</text:p>
            </text:list-item>
          </text:list>
        </text:list-item>
        <text:list-item>
          <text:p text:style-name="P20">Si estas no coinciden, los pendrives no funcionarán en la MV.</text:p>
        </text:list-item>
      </text:list>
      <text:p text:style-name="P10"/>
      <text:p text:style-name="P21">PASO 3: Administrar los medios [Ficheros de máquina virtual (.vdi<text:tab/>.WMDK<text:tab/>.VHD) también voy a administrar los CD-ROM (ficheros de ISOs)]</text:p>
      <text:p text:style-name="P21"/>
      <text:list xml:id="list3327221824" text:style-name="L4">
        <text:list-item>
          <text:p text:style-name="P22">Acceder al administrador de medios</text:p>
          <text:list>
            <text:list-item>
              <text:p text:style-name="P22">Archivo&gt;Administrador de medios virtuales</text:p>
              <text:p text:style-name="P22">*Cuando dan errores, las máquinas virtuales aparecen con una exclamación en color amarillo, lo cual significa que el fichero no está/está en mal estado.</text:p>
              <text:p text:style-name="P22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Se libera <text:span text:style-name="T7">el disco duro</text:span> <text:span text:style-name="T7">(soltarlo de la MV)</text:span>.</text:p>
                            </text:list-item>
                            <text:list-item>
                              <text:p text:style-name="P22">Se eliminan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 fo:font-weight="bold" officeooo:rsid="001085e7" officeooo:paragraph-rsid="001085e7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uan María Sánchez Sánch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9:16:18.828949184</meta:creation-date>
    <dc:date>2019-12-18T08:54:05.970871278</dc:date>
    <meta:editing-duration>PT49M30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246" meta:character-count="1533" meta:non-whitespace-character-count="1313"/>
  </office:meta>
</office:document-meta>
</file>